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CEC000009B1DBB261B62DB9ED98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justify"/>
    </style:style>
    <style:style style:name="P3" style:family="paragraph">
      <loext:graphic-properties draw:fill-color="#ffffff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599d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C++ Programming with GNU/Linux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list text:style-name="L2">
              <text:list-item>
                <text:p text:style-name="P1"><text:s/>Why learn C++?</text:p>
                <text:p text:style-name="P1"><text:s/>Beacuse it pays well.</text:p>
              </text:list-item>
              <text:list-item>
                <text:p text:style-name="P1"><text:s/>Why it pays well?</text:p>
                <text:p text:style-name="P1"><text:s/>Because it is hard.</text:p>
              </text:list-item>
              <text:list-item>
                <text:p text:style-name="P1"><text:s/>What can you do with it?</text:p>
                <text:p text:style-name="P1"><text:s/>Almost everything you can imagine.</text:p>
              </text:list-item>
              <text:list-item>
                <text:p text:style-name="P1"><text:s/>How do you learn it?</text:p>
                <text:p text:style-name="P1"><text:s/>Find a mentor, read 20 odd books, read-write a <text:s text:c="5"/>lot of code or just watch this series of video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Who am I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C/C++/Perl/Python programmer with more than 16 years of programming experience.</text:p>
              </text:list-item>
              <text:list-item>
                <text:p>I have trained many people on programming and few have founded their own companies.</text:p>
              </text:list-item>
              <text:list-item>
                <text:p>I am from IIT Kharagpur if that matters to you as Sundar Pichai is also from my college. Yes, yes I am riding on his name but this is a moot point. What matters is content present in videos. Judge me on cotent not on my college as my college did not teach me programming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What will you learn?</text:p>
          </draw:text-box>
        </draw:frame>
        <draw:frame presentation:style-name="pr4" draw:text-style-name="P4" draw:layer="layout" svg:width="25.2cm" svg:height="12.179cm" svg:x="1.4cm" svg:y="5cm" presentation:class="outline">
          <draw:text-box>
            <text:list text:style-name="L3">
              <text:list-item>
                <text:p><text:span text:style-name="T1">ICO C++ 2014(2017 is being implemented by compiler authors) - base language</text:span></text:p>
              </text:list-item>
              <text:list-item>
                <text:p><text:span text:style-name="T1">Data Structures and Algorithms Using C++(this will be entirely new series)</text:span></text:p>
              </text:list-item>
              <text:list-item>
                <text:p><text:span text:style-name="T1">Emacs – King of editors out there</text:span></text:p>
              </text:list-item>
              <text:list-item>
                <text:p><text:span text:style-name="T1">Data Structures and Algorithms</text:span></text:p>
              </text:list-item>
              <text:list-item>
                <text:p><text:span text:style-name="T1">Multithreaded programming – ISO C++ has it.</text:span></text:p>
              </text:list-item>
              <text:list-item>
                <text:p><text:span text:style-name="T1">System Programming using GNU/Linux – Very important</text:span></text:p>
              </text:list-item>
              <text:list-item>
                <text:p><text:span text:style-name="T1">Kdevelop – Underrated C++ development environment</text:span></text:p>
              </text:list-item>
              <text:list-item>
                <text:p><text:span text:style-name="T1">Network programming – TCP/IP, UDP</text:span></text:p>
              </text:list-item>
              <text:list-item>
                <text:p><text:span text:style-name="T1">Asynchronous programming – Much better than node.js or vert.x</text:span></text:p>
              </text:list-item>
              <text:list-item>
                <text:p><text:span text:style-name="T1">Several protocols – HTTP, SMTP(email), IMAP, DNS, DHCP and many more.</text:span></text:p>
              </text:list-item>
              <text:list-item>
                <text:p><text:span text:style-name="T1">Several Databases – MySQL, PostgreSQL, CockroachDB, ScyllaDB, MongoDB, CouchBase</text:span></text:p>
              </text:list-item>
              <text:list-item>
                <text:p><text:span text:style-name="T1">Web programming – Make sites or restful APIs(yes using C++)</text:span></text:p>
              </text:list-item>
              <text:list-item>
                <text:p><text:span text:style-name="T1">Artificial Intelligence and Data Science – TensorFlow, OpenCog, Shogun, Meta, CMUSphinx, Caffe etc</text:span></text:p>
              </text:list-item>
              <text:list-item>
                <text:p><text:span text:style-name="T1">Audio, Image and Video Processing – OpenCV, FLAC, H.264, Audacity, Kdeenlive, POV-RAY, Blender formats etc.</text:span></text:p>
              </text:list-item>
              <text:list-item>
                <text:p><text:span text:style-name="T1">GPU Programming – CUDA Programming using NVIDIA Titan and Quadra</text:span></text:p>
              </text:list-item>
              <text:list-item>
                <text:p><text:span text:style-name="T1">Game Programming – Make your own games using Cafu game engine</text:span></text:p>
              </text:list-item>
              <text:list-item>
                <text:p><text:span text:style-name="T1">Cryptography – Create your bitcoin and ethereums. Make your own certifiactes and become a provider.</text:span></text:p>
              </text:list-item>
              <text:list-item>
                <text:p><text:span text:style-name="T1">File Systems – Ext4, XFS, BtrFS, NilFS, QFS, GlusterFS, ZFS and many more.</text:span></text:p>
              </text:list-item>
              <text:list-item>
                <text:p><text:span text:style-name="T1">DPDK and SPDK – User mode network and disk IO on latest 40Gbps ethernet cards and NVMe SSD hard drives.</text:span></text:p>
              </text:list-item>
              <text:list-item>
                <text:p><text:span text:style-name="T1">And a lot more. </text:span><text:span text:style-name="T2">TRUST ME and you will be fine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What do you need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A computer with GNU/Linux installation. You can start with a virtualbox installation on Windows but very soon you will need a bare-metal installation</text:p>
              </text:list-item>
              <text:list-item>
                <text:p>GCC, GDB, Valgrind, Gprof, Gcov etc installed. You must know how to install these as I will not teach these.</text:p>
              </text:list-item>
              <text:list-item>
                <text:p>A burning, untiring passion for learning. You need to be a stubborn mule who never tires. And patience.</text:p>
              </text:list-item>
              <text:list-item>
                <text:p>Class 12 Maths. No prior programming experience is assumed and everything will start from scratch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0T14:42:10.133833351</meta:creation-date>
    <meta:editing-duration>PT27M28S</meta:editing-duration>
    <meta:editing-cycles>44</meta:editing-cycles>
    <meta:generator>LibreOffice/5.4.5.1$Linux_X86_64 LibreOffice_project/40m0$Build-1</meta:generator>
    <dc:date>2018-03-10T21:30:20.548781542</dc:date>
    <meta:document-statistic meta:object-count="3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